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Standard"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chdenkzettel Beziehungen/Vererbung</text:p>
      <text:p text:style-name="Standard"/>
      <text:p text:style-name="Standard"/>
      <text:p text:style-name="Standard">1. „Class B extends X“. Jetzt fügen Sie eine neue Methode in <text:s/>X ein. Müssen Sie B anpassen?</text:p>
      <text:p text:style-name="Standard"><text:tab/><text:span text:style-name="Absatz-Standardschriftart"><text:span text:style-name="T2">-&gt; Nein, das muss man nicht. Die neue Methode steht in B zur Verfügung.</text:span></text:span></text:p>
      <text:p text:style-name="Standard"><text:s text:c="17"/></text:p>
      <text:p text:style-name="P1">2. Class B extends X <text:s/>{</text:p>
      <text:p text:style-name="P1"/>
      <text:p text:style-name="P1"><text:tab/>public void newMethodinB() <text:s/>{ <text:s/>…. }</text:p>
      <text:p text:style-name="P1"/>
      <text:p text:style-name="Standard">}</text:p>
      <text:p text:style-name="Standard"><text:s/>Jetzt fügen Sie eine neue public Methode in ihre abgeleitete Klasse ein. Sie möchten diese neue Methode im Code verwenden. Prüfen Sie die folgenden Codezeilen:</text:p>
      <text:p text:style-name="Standard"><text:tab/><text:span text:style-name="Absatz-Standardschriftart"><text:span text:style-name="T3">X x = new B();</text:span></text:span></text:p>
      <text:p text:style-name="P1"><text:s text:c="12"/>x.newMethodinB();</text:p>
      <text:p text:style-name="P1"/>
      <text:p text:style-name="Standard">Was stellen Sie fest?</text:p>
      <text:p text:style-name="Standard"><text:tab/><text:span text:style-name="Absatz-Standardschriftart"><text:span text:style-name="T2">-&gt; <text:s text:c="2"/>Die Methode kann nicht aufgerufen werden</text:span></text:span></text:p>
      <text:p text:style-name="Standard"/>
      <text:p text:style-name="P1">2. Class B extends X <text:s/>{</text:p>
      <text:p text:style-name="P1"><text:s text:c="12"/>@override <text:s text:c="10"/></text:p>
      <text:p text:style-name="P1"><text:tab/>public void methodinB() <text:s/>{ <text:s/>…. }</text:p>
      <text:p text:style-name="P1"/>
      <text:p text:style-name="Standard">}</text:p>
      <text:p text:style-name="Standard"><text:s/>Jetzt überschreiben Sie eine Methode der Basisklasse in ihrer abgeleiteten Klasse. Sie möchten diese neue Methode im Code verwenden. Prüfen Sie die folgenden Codezeilen:</text:p>
      <text:p text:style-name="Standard"><text:tab/><text:span text:style-name="Absatz-Standardschriftart"><text:span text:style-name="T3">X x = new B();</text:span></text:span></text:p>
      <text:p text:style-name="P1"><text:s text:c="12"/>x.methodinB();</text:p>
      <text:p text:style-name="P1"/>
      <text:p text:style-name="Standard">Was stellen Sie fest?</text:p>
      <text:p text:style-name="Standard"><text:s text:c="9"/><text:span text:style-name="Absatz-Standardschriftart"><text:span text:style-name="T1">-&gt; Die Methode kann problemlos aufgerufen werden</text:span></text:span></text:p>
      <text:p text:style-name="Standard"/>
      <text:p text:style-name="Standard">3. Versuchen Sie „Square“ von Rectangle abzuleiten (geben Sie an welche Methoden Sie in die Basisklasse tun und welche Sie in die abgeleitete Klasse tun)</text:p>
      <text:p text:style-name="Standard"/>
      <text:p text:style-name="P5">Rectangle: <text:tab/>-width, height, x, y, area(), set/get_height/with()</text:p>
      <text:p text:style-name="P5">Square:<text:tab/> -area() -&gt; width=height</text:p>
      <text:p text:style-name="P5"/>
      <text:p text:style-name="Standard">4. Jetzt machen Sie das Gleiche umgekehrt: Rectangle von Square ableiten und die Methoden verteilen.</text:p>
      <text:p text:style-name="Standard"><text:s text:c="16"/></text:p>
      <text:p text:style-name="P5">Square: <text:tab/>-width, x, y, area(), set/get_ /with()</text:p>
      <text:p text:style-name="P5">Rectangle:<text:tab/>-height, area(), set/get_hight()</text:p>
      <text:p text:style-name="P1"/>
      <text:p text:style-name="Standard"><text:span text:style-name="Absatz-Standardschriftart"><text:span text:style-name="T3"><text:s/></text:span></text:span>5. Nehmen Sie an, „String“ wäre in Java nicht final. Die Klasse Filename „extends“ die Klasse String. Ist das korrekt? Wie heisst das Prinzip dahinter?</text:p>
      <text:p text:style-name="Standard"><text:s text:c="2"/></text:p>
      <text:p text:style-name="P3"><text:tab/>-&gt; Das Prinzip dahinter heißt Dynamisches Binden </text:p>
      <text:p text:style-name="P4">- Dadurch können Methoden der Stringklasse benutzt oder überlagert werden und zusätzlich neue Methoden definiert werde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initial-creator>walter </meta:initial-creator>
    <meta:creation-date>2014-10-22T20:13:00Z</meta:creation-date>
    <dc:date>2022-04-20T14:29:13.157000000</dc:date>
    <meta:editing-cycles>35</meta:editing-cycles>
    <meta:editing-duration>PT42S</meta:editing-duration>
    <meta:document-statistic meta:table-count="0" meta:image-count="0" meta:object-count="0" meta:page-count="1" meta:paragraph-count="32" meta:word-count="254" meta:character-count="1702" meta:non-whitespace-character-count="1363"/>
    <meta:template xlink:type="simple" xlink:actuate="onRequest" xlink:title="" xlink:href="Normal.dotm"/>
  </office:meta>
</office:document-meta>
</file>